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72in"/>
    </style:style>
    <style:style style:name="co2" style:family="table-column">
      <style:table-column-properties fo:break-before="auto" style:column-width="1.5992in"/>
    </style:style>
    <style:style style:name="co3" style:family="table-column">
      <style:table-column-properties fo:break-before="auto" style:column-width="2.6091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1.2098in"/>
    </style:style>
    <style:style style:name="co6" style:family="table-column">
      <style:table-column-properties fo:break-before="auto" style:column-width="2.1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double #000000" style:border-line-width-bottom="0.0102in 0.0102in 0.0008in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10" style:family="table-cell" style:parent-style-name="Default" style:data-style-name="N117">
      <style:table-cell-properties fo:border-bottom="1.56pt double #000000" style:border-line-width-bottom="0.0102in 0.0102in 0.0008in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11" style:family="table-cell" style:parent-style-name="Default" style:data-style-name="N117">
      <style:table-cell-properties style:text-align-source="fix" style:repeat-content="false"/>
      <style:paragraph-properties fo:text-align="start" fo:margin-left="0.278in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position=""/>
    </style:style>
    <style:style style:name="ce13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start" fo:margin-left="0.278in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1.56pt double #000000" style:border-line-width-top="0.0102in 0.0102in 0.0008in"/>
      <style:paragraph-properties fo:text-align="start" fo:margin-left="0.278in"/>
      <style:text-properties style:text-position="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.278in"/>
      <style:text-properties style:text-position=""/>
    </style:style>
    <style:style style:name="ce16" style:family="table-cell" style:parent-style-name="Default" style:data-style-name="N117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start" fo:margin-left="0.278in"/>
      <style:text-properties style:text-position=""/>
    </style:style>
    <style:style style:name="ce17" style:family="table-cell" style:parent-style-name="Default" style:data-style-name="N117">
      <style:table-cell-properties fo:border-bottom="none" style:text-align-source="fix" style:repeat-content="false" fo:border-left="none" fo:border-right="none" fo:border-top="1.56pt double #000000" style:border-line-width-top="0.0102in 0.0102in 0.0008in"/>
      <style:paragraph-properties fo:text-align="start" fo:margin-left="0.278in"/>
      <style:text-properties style:text-position=""/>
    </style:style>
    <style:style style:name="ce18" style:family="table-cell" style:parent-style-name="Default" style:data-style-name="N117">
      <style:table-cell-properties style:text-align-source="fix" style:repeat-content="false" fo:border="none"/>
      <style:paragraph-properties fo:text-align="start" fo:margin-left="0.278in"/>
      <style:text-properties style:text-position=""/>
    </style:style>
    <style:style style:name="ce19" style:family="table-cell" style:parent-style-name="Default" style:data-style-name="N117">
      <style:table-cell-properties fo:border-bottom="1.56pt double #000000" style:border-line-width-bottom="0.0102in 0.0102in 0.0008in" style:text-align-source="fix" style:repeat-content="false" fo:background-color="transparent" fo:border-left="none" fo:border-right="1.56pt double #000000" style:border-line-width-right="0.0102in 0.0102in 0.0008in" fo:border-top="1.56pt double #000000" style:border-line-width-top="0.0102in 0.0102in 0.0008in"/>
      <style:paragraph-properties fo:text-align="start" fo:margin-left="0.278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139in"/>
      <style:text-properties style:text-position=""/>
    </style:style>
    <style:style style:name="ce20" style:family="table-cell" style:parent-style-name="Default" style:data-style-name="N117">
      <style:table-cell-properties fo:border-bottom="1.56pt double #000000" style:border-line-width-bottom="0.0102in 0.0102in 0.0008in" fo:background-color="#e6e6e6" style:text-align-source="fix" style:repeat-content="false" fo:border-left="none" fo:border-right="1.56pt double #000000" style:border-line-width-right="0.0102in 0.0102in 0.0008in" fo:border-top="1.56pt double #000000" style:border-line-width-top="0.0102in 0.0102in 0.0008in"/>
      <style:paragraph-properties fo:text-align="start" fo:margin-left="0.278in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117">
      <style:table-cell-properties fo:border-bottom="1.56pt double #000000" style:border-line-width-bottom="0.0102in 0.0102in 0.0008in" style:text-align-source="fix" style:repeat-content="false" fo:background-color="transparent" fo:border-left="none" fo:border-right="1.56pt double #000000" style:border-line-width-right="0.0102in 0.0102in 0.0008in" fo:border-top="1.56pt double #000000" style:border-line-width-top="0.0102in 0.0102in 0.0008in"/>
      <style:paragraph-properties fo:text-align="start" fo:margin-left="0.278in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3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start" fo:margin-left="0.139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1.56pt double #000000" style:border-line-width-top="0.0102in 0.0102in 0.0008in"/>
      <style:paragraph-properties fo:text-align="end" fo:margin-left="0in"/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text-position="" fo:font-style="italic" style:font-style-asian="italic" style:font-style-complex="italic"/>
    </style:style>
    <style:style style:name="ce7" style:family="table-cell" style:parent-style-name="Default">
      <style:table-cell-properties fo:border-bottom="1.56pt double #000000" style:border-line-width-bottom="0.0102in 0.0102in 0.0008in" style:text-align-source="fix" style:repeat-content="false" fo:background-color="transparent" fo:border-left="1.56pt double #000000" style:border-line-width-left="0.0102in 0.0102in 0.0008in" fo:border-right="none" fo:border-top="1.56pt double #000000" style:border-line-width-top="0.0102in 0.0102in 0.0008in"/>
      <style:paragraph-properties fo:text-align="end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order-bottom="1.56pt double #000000" style:border-line-width-bottom="0.0102in 0.0102in 0.0008in" fo:background-color="#e6e6e6" style:text-align-source="fix" style:repeat-content="false" fo:border-left="1.56pt double #000000" style:border-line-width-left="0.0102in 0.0102in 0.0008in" fo:border-right="none" fo:border-top="1.56pt double #000000" style:border-line-width-top="0.0102in 0.0102in 0.0008in"/>
      <style:paragraph-properties fo:text-align="end" fo:margin-left="0in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1.56pt double #000000" style:border-line-width-bottom="0.0102in 0.0102in 0.0008in" style:text-align-source="fix" style:repeat-content="false" fo:background-color="transparent" fo:border-left="1.56pt double #000000" style:border-line-width-left="0.0102in 0.0102in 0.0008in" fo:border-right="none" fo:border-top="1.56pt double #000000" style:border-line-width-top="0.0102in 0.0102in 0.0008in"/>
      <style:paragraph-properties fo:text-align="end" fo:margin-left="0in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normal" style:font-style-asian="normal" style:font-weight-asian="bold" style:font-style-complex="normal" style:font-weight-complex="bold"/>
    </style:style>
    <style:style style:name="T2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2"/>
        <table:table-column table:style-name="co5" table:default-cell-style-name="ce22"/>
        <table:table-column table:style-name="co3" table:default-cell-style-name="ce2"/>
        <table:table-column table:style-name="co6" table:default-cell-style-name="ce2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SC</text:p>
          </table:table-cell>
          <table:table-cell table:style-name="ce10" office:value-type="string">
            <text:p>PRICE/1000</text:p>
          </table:table-cell>
          <table:table-cell table:style-name="ce1" office:value-type="string">
            <text:p>ASSY_STATUS</text:p>
          </table:table-cell>
          <table:table-cell table:style-name="ce1" office:value-type="string">
            <text:p>SUPPLIER_1</text:p>
          </table:table-cell>
          <table:table-cell table:style-name="ce1" office:value-type="string">
            <text:p>SUPPLIER_2</text:p>
          </table:table-cell>
          <table:table-cell table:style-name="ce22" table:number-columns-repeated="1017"/>
        </table:table-row>
        <table:table-row table:style-name="ro2">
          <table:table-cell office:value-type="string">
            <text:p>B1</text:p>
          </table:table-cell>
          <table:table-cell office:value-type="string">
            <text:p>CR_2032</text:p>
          </table:table-cell>
          <table:table-cell office:value-type="string">
            <text:p>HOLDER BATT CR2032</text:p>
          </table:table-cell>
          <table:table-cell table:style-name="ce11" office:value-type="float" office:value="0.23">
            <text:p>0.230</text:p>
          </table:table-cell>
          <table:table-cell office:value-type="string">
            <text:p>Y</text:p>
          </table:table-cell>
          <table:table-cell office:value-type="string">
            <text:p>Mouser 712-BAT-HLD-001</text:p>
          </table:table-cell>
          <table:table-cell office:value-type="string">
            <text:p>Digikey BAT-HLD-001-ND</text:p>
          </table:table-cell>
          <table:table-cell table:number-columns-repeated="1017"/>
        </table:table-row>
        <table:table-row table:style-name="ro2">
          <table:table-cell office:value-type="string">
            <text:p>C1</text:p>
          </table:table-cell>
          <table:table-cell office:value-type="string">
            <text:p>22 pF</text:p>
          </table:table-cell>
          <table:table-cell office:value-type="string">
            <text:p>CAP CER SMD 0402 22 5 NPO</text:p>
          </table:table-cell>
          <table:table-cell office:value-type="float" office:value="0.04">
            <text:p>0.04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8"/>
        </table:table-row>
        <table:table-row table:style-name="ro2">
          <table:table-cell office:value-type="string">
            <text:p>C2</text:p>
          </table:table-cell>
          <table:table-cell office:value-type="string">
            <text:p>22 pF</text:p>
          </table:table-cell>
          <table:table-cell office:value-type="string">
            <text:p>CAP CER SMD 0402 22 5 NPO</text:p>
          </table:table-cell>
          <table:table-cell office:value-type="float" office:value="0.04">
            <text:p>0.04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8"/>
        </table:table-row>
        <table:table-row table:style-name="ro2">
          <table:table-cell office:value-type="string">
            <text:p>C3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7"/>
        </table:table-row>
        <table:table-row table:style-name="ro2">
          <table:table-cell office:value-type="string">
            <text:p>C4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7"/>
        </table:table-row>
        <table:table-row table:style-name="ro2">
          <table:table-cell office:value-type="string">
            <text:p>C5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490-1405-1-ND</text:p>
          </table:table-cell>
          <table:table-cell table:number-columns-repeated="1017"/>
        </table:table-row>
        <table:table-row table:style-name="ro2">
          <table:table-cell office:value-type="string">
            <text:p>C6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490-1405-1-ND</text:p>
          </table:table-cell>
          <table:table-cell table:number-columns-repeated="1017"/>
        </table:table-row>
        <table:table-row table:style-name="ro2">
          <table:table-cell office:value-type="string">
            <text:p>C8</text:p>
          </table:table-cell>
          <table:table-cell office:value-type="string">
            <text:p>.01 uF</text:p>
          </table:table-cell>
          <table:table-cell office:value-type="string">
            <text:p>CAP CER SMD .01 10 X7R 16V</text:p>
          </table:table-cell>
          <table:table-cell office:value-type="float" office:value="0.015">
            <text:p>0.015</text:p>
          </table:table-cell>
          <table:table-cell office:value-type="string">
            <text:p>Y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7"/>
        </table:table-row>
        <table:table-row table:style-name="ro2">
          <table:table-cell office:value-type="string">
            <text:p>C9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float" office:value="0.11">
            <text:p>0.11</text:p>
          </table:table-cell>
          <table:table-cell office:value-type="string">
            <text:p>Y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7"/>
        </table:table-row>
        <table:table-row table:style-name="ro2">
          <table:table-cell office:value-type="string">
            <text:p>C10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float" office:value="0.11">
            <text:p>0.11</text:p>
          </table:table-cell>
          <table:table-cell office:value-type="string">
            <text:p>Y</text:p>
          </table:table-cell>
          <table:table-cell office:value-type="string">
            <text:p>Mouser 81-GRM31CR71E475KA88 </text:p>
          </table:table-cell>
          <table:table-cell office:value-type="string">
            <text:p>Digikey 490-1809-1-ND</text:p>
          </table:table-cell>
          <table:table-cell table:number-columns-repeated="1017"/>
        </table:table-row>
        <table:table-row table:style-name="ro2">
          <table:table-cell office:value-type="string">
            <text:p>C11</text:p>
          </table:table-cell>
          <table:table-cell office:value-type="string">
            <text:p>22 pF</text:p>
          </table:table-cell>
          <table:table-cell office:value-type="string">
            <text:p>CAR CER SMD 0402 22 5 NPO</text:p>
          </table:table-cell>
          <table:table-cell office:value-type="float" office:value="0.04">
            <text:p>0.04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8"/>
        </table:table-row>
        <table:table-row table:style-name="ro2">
          <table:table-cell office:value-type="string">
            <text:p>C12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float" office:value="0.11">
            <text:p>0.11</text:p>
          </table:table-cell>
          <table:table-cell office:value-type="string">
            <text:p>Y</text:p>
          </table:table-cell>
          <table:table-cell office:value-type="string">
            <text:p>Mouser 81-GRM31CR71E475KA88 </text:p>
          </table:table-cell>
          <table:table-cell office:value-type="string">
            <text:p>Digikey 490-1809-1-ND</text:p>
          </table:table-cell>
          <table:table-cell table:number-columns-repeated="1017"/>
        </table:table-row>
        <table:table-row table:style-name="ro2">
          <table:table-cell office:value-type="string">
            <text:p>D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4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45</text:p>
          </table:table-cell>
          <table:table-cell office:value-type="string">
            <text:p>S01575</text:p>
          </table:table-cell>
          <table:table-cell office:value-type="string">
            <text:p>DIODE SIG SMD 75V 1206</text:p>
          </table:table-cell>
          <table:table-cell office:value-type="float" office:value="0.04">
            <text:p>0.04</text:p>
          </table:table-cell>
          <table:table-cell office:value-type="string">
            <text:p>Y</text:p>
          </table:table-cell>
          <table:table-cell office:value-type="string">
            <text:p>Mouser 652-CD1206-S01575</text:p>
          </table:table-cell>
          <table:table-cell office:value-type="string">
            <text:p>Digi CD1206-S01575CT-ND</text:p>
          </table:table-cell>
          <table:table-cell table:number-columns-repeated="1017"/>
        </table:table-row>
        <table:table-row table:style-name="ro2">
          <table:table-cell office:value-type="string">
            <text:p>R1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2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3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4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5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7"/>
        </table:table-row>
        <table:table-row table:style-name="ro2">
          <table:table-cell office:value-type="string">
            <text:p>R10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12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0R00V </text:p>
          </table:table-cell>
          <table:table-cell office:value-type="string">
            <text:p>Digikey P0.0GCT-ND</text:p>
          </table:table-cell>
          <table:table-cell table:number-columns-repeated="1017"/>
        </table:table-row>
        <table:table-row table:style-name="ro2">
          <table:table-cell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7"/>
        </table:table-row>
        <table:table-row table:style-name="ro2">
          <table:table-cell office:value-type="string">
            <text:p>R14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0R00V</text:p>
          </table:table-cell>
          <table:table-cell office:value-type="string">
            <text:p>Digikey P0.0GCT-ND</text:p>
          </table:table-cell>
          <table:table-cell table:number-columns-repeated="1017"/>
        </table:table-row>
        <table:table-row table:style-name="ro2">
          <table:table-cell office:value-type="string">
            <text:p>S1</text:p>
          </table:table-cell>
          <table:table-cell office:value-type="string">
            <text:p>RESET</text:p>
          </table:table-cell>
          <table:table-cell office:value-type="string">
            <text:p>SW PB SMD N.O.</text:p>
          </table:table-cell>
          <table:table-cell office:value-type="float" office:value="0.25">
            <text:p>0.25</text:p>
          </table:table-cell>
          <table:table-cell office:value-type="string">
            <text:p>Y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7"/>
        </table:table-row>
        <table:table-row table:style-name="ro2">
          <table:table-cell office:value-type="string">
            <text:p>U1</text:p>
          </table:table-cell>
          <table:table-cell office:value-type="string">
            <text:p>ATMEGA128RFA1</text:p>
          </table:table-cell>
          <table:table-cell office:value-type="string">
            <text:p>IC MICROCONT RF 2450</text:p>
          </table:table-cell>
          <table:table-cell office:value-type="float" office:value="5.28">
            <text:p>5.28</text:p>
          </table:table-cell>
          <table:table-cell office:value-type="string">
            <text:p>Y</text:p>
          </table:table-cell>
          <table:table-cell office:value-type="string">
            <text:p>Mouser 556-ATMEGA128RFA1-ZU</text:p>
          </table:table-cell>
          <table:table-cell office:value-type="string">
            <text:p>Digi ATMEGA128RFA1-ZU-ND</text:p>
          </table:table-cell>
          <table:table-cell table:number-columns-repeated="1017"/>
        </table:table-row>
        <table:table-row table:style-name="ro2">
          <table:table-cell office:value-type="string">
            <text:p>Y1</text:p>
          </table:table-cell>
          <table:table-cell office:value-type="string">
            <text:p>16.000 MHz</text:p>
          </table:table-cell>
          <table:table-cell office:value-type="string">
            <text:p>XTAL 16 MHZ</text:p>
          </table:table-cell>
          <table:table-cell office:value-type="float" office:value="0.5">
            <text:p>0.5</text:p>
          </table:table-cell>
          <table:table-cell office:value-type="string">
            <text:p>Y</text:p>
          </table:table-cell>
          <table:table-cell office:value-type="string">
            <text:p>Mouser 815-ABMM-16-B2-T</text:p>
          </table:table-cell>
          <table:table-cell office:value-type="string">
            <text:p>DigiKey 535-915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Y2</text:p>
          </table:table-cell>
          <table:table-cell table:style-name="ce3" office:value-type="string">
            <text:p>32.768 KHz</text:p>
          </table:table-cell>
          <table:table-cell table:style-name="ce3" office:value-type="string">
            <text:p>XTAL RTC 32768</text:p>
          </table:table-cell>
          <table:table-cell table:style-name="ce13" office:value-type="float" office:value="0.8">
            <text:p>0.8</text:p>
          </table:table-cell>
          <table:table-cell table:style-name="ce23" office:value-type="string">
            <text:p>Y</text:p>
          </table:table-cell>
          <table:table-cell table:style-name="ce3" office:value-type="string">
            <text:p>Mouser 520-ECS327-12.5-17X-TR</text:p>
          </table:table-cell>
          <table:table-cell table:style-name="ce3" office:value-type="string">
            <text:p>DigiKey XC1195CT-ND</text:p>
          </table:table-cell>
          <table:table-cell table:number-columns-repeated="1017"/>
        </table:table-row>
        <table:table-row table:style-name="ro3">
          <table:table-cell table:style-name="Default" table:number-columns-repeated="2"/>
          <table:table-cell table:style-name="ce5" office:value-type="string">
            <text:p>TOTAL ACTIVE PART COST</text:p>
          </table:table-cell>
          <table:table-cell table:style-name="ce14" table:formula="of:=SUM([.D2:.D68])" office:value-type="float" office:value="9.6322">
            <text:p>9.6322</text:p>
          </table:table-cell>
          <table:table-cell office:value-type="string">
            <text:p>(500 pc. Estimate)</text:p>
          </table:table-cell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Default" table:number-columns-repeated="2"/>
          <table:table-cell table:style-name="ce6"/>
          <table:table-cell table:style-name="ce15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NON-ITEMIZED PARTS</text:p>
          </table:table-cell>
          <table:table-cell table:number-columns-repeated="2"/>
          <table:table-cell table:style-name="ce11"/>
          <table:table-cell table:number-columns-repeated="1020"/>
        </table:table-row>
        <table:table-row table:style-name="ro2">
          <table:table-cell/>
          <table:table-cell table:number-columns-repeated="2" office:value-type="string">
            <text:p>BATTERY, <text:s/>CR-2032</text:p>
          </table:table-cell>
          <table:table-cell table:style-name="ce11" office:value-type="float" office:value="0.28">
            <text:p>0.280</text:p>
          </table:table-cell>
          <table:table-cell office:value-type="string">
            <text:p>Y</text:p>
          </table:table-cell>
          <table:table-cell/>
          <table:table-cell office:value-type="string">
            <text:p>Diigikey P189-ND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>
            <text:p>BOARD, PC, THOTCO</text:p>
          </table:table-cell>
          <table:table-cell table:style-name="ce3" office:value-type="string">
            <text:p>Printed Circuit, each</text:p>
          </table:table-cell>
          <table:table-cell table:style-name="ce16" office:value-type="float" office:value="3">
            <text:p>3.000</text:p>
          </table:table-cell>
          <table:table-cell table:style-name="ce23" office:value-type="string">
            <text:p>Y</text:p>
          </table:table-cell>
          <table:table-cell table:style-name="ce3" office:value-type="string">
            <text:p>Engineer's 500 pc. Estimate.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>
            <text:p>TOTAL NON-ITEMIZED COST</text:p>
          </table:table-cell>
          <table:table-cell table:style-name="ce17" table:formula="of:=SUM([.D73];[.D74])" office:value-type="float" office:value="3.28">
            <text:p>3.28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<text:span text:style-name="T1">DO</text:span><text:span text:style-name="T2"> NOT PLACE/UNUSED PARTS</text:span></text:p>
          </table:table-cell>
          <table:table-cell/>
          <table:table-cell table:style-name="ce6"/>
          <table:table-cell table:style-name="ce18"/>
          <table:table-cell table:number-columns-repeated="1020"/>
        </table:table-row>
        <table:table-row table:style-name="ro2">
          <table:table-cell office:value-type="string">
            <text:p>C13</text:p>
          </table:table-cell>
          <table:table-cell office:value-type="string">
            <text:p>4.7 uF</text:p>
          </table:table-cell>
          <table:table-cell office:value-type="string">
            <text:p>CAP CER SMD 4.7u 10% X7R 25V</text:p>
          </table:table-cell>
          <table:table-cell office:value-type="float" office:value="0.11">
            <text:p>0.11</text:p>
          </table:table-cell>
          <table:table-cell office:value-type="string">
            <text:p>DO NOT PLACE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7"/>
        </table:table-row>
        <table:table-row table:style-name="ro2">
          <table:table-cell office:value-type="string">
            <text:p>C14</text:p>
          </table:table-cell>
          <table:table-cell office:value-type="string">
            <text:p>.01 uF</text:p>
          </table:table-cell>
          <table:table-cell office:value-type="string">
            <text:p>CAP CER SMD .01 10 X7R 16V</text:p>
          </table:table-cell>
          <table:table-cell office:value-type="float" office:value="0.015">
            <text:p>0.015</text:p>
          </table:table-cell>
          <table:table-cell office:value-type="string">
            <text:p>DO NOT PLACE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7"/>
        </table:table-row>
        <table:table-row table:style-name="ro2">
          <table:table-cell office:value-type="string">
            <text:p>C15</text:p>
          </table:table-cell>
          <table:table-cell office:value-type="string">
            <text:p>10 uF</text:p>
          </table:table-cell>
          <table:table-cell office:value-type="string">
            <text:p>CAP LYTIC SMD 10uF 20% 16V</text:p>
          </table:table-cell>
          <table:table-cell office:value-type="float" office:value="0.1">
            <text:p>0.1</text:p>
          </table:table-cell>
          <table:table-cell office:value-type="string">
            <text:p>DO NOT PLACE</text:p>
          </table:table-cell>
          <table:table-cell office:value-type="string">
            <text:p>Mouser 647-UWF1C100MCL1GB</text:p>
          </table:table-cell>
          <table:table-cell table:number-columns-repeated="1018"/>
        </table:table-row>
        <table:table-row table:style-name="ro2">
          <table:table-cell office:value-type="string">
            <text:p>D41</text:p>
          </table:table-cell>
          <table:table-cell office:value-type="string">
            <text:p>Rx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42</text:p>
          </table:table-cell>
          <table:table-cell office:value-type="string">
            <text:p>Tx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43</text:p>
          </table:table-cell>
          <table:table-cell office:value-type="string">
            <text:p>SCK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44</text:p>
          </table:table-cell>
          <table:table-cell office:value-type="string">
            <text:p>ExT_PwR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F1</text:p>
          </table:table-cell>
          <table:table-cell office:value-type="string">
            <text:p>.5 A</text:p>
          </table:table-cell>
          <table:table-cell office:value-type="string">
            <text:p>FUSE POLY .5A 15V</text:p>
          </table:table-cell>
          <table:table-cell office:value-type="float" office:value="0.21">
            <text:p>0.21</text:p>
          </table:table-cell>
          <table:table-cell office:value-type="string">
            <text:p>DO NOT PLACE</text:p>
          </table:table-cell>
          <table:table-cell office:value-type="string">
            <text:p>Mouser 576-1206L050/15YR</text:p>
          </table:table-cell>
          <table:table-cell office:value-type="string">
            <text:p>Digikey F3733CT-ND</text:p>
          </table:table-cell>
          <table:table-cell table:number-columns-repeated="1017"/>
        </table:table-row>
        <table:table-row table:style-name="ro2">
          <table:table-cell office:value-type="string">
            <text:p>J1</text:p>
          </table:table-cell>
          <table:table-cell office:value-type="string">
            <text:p>POWER</text:p>
          </table:table-cell>
          <table:table-cell office:value-type="string">
            <text:p>06-WAY SIL VERT SOCKET</text:p>
          </table:table-cell>
          <table:table-cell office:value-type="float" office:value="0.48">
            <text:p>0.48</text:p>
          </table:table-cell>
          <table:table-cell office:value-type="string">
            <text:p>DO NOT PLACE</text:p>
          </table:table-cell>
          <table:table-cell office:value-type="string">
            <text:p>Mouser 855-M20-7820646</text:p>
          </table:table-cell>
          <table:table-cell office:value-type="string">
            <text:p>DigiKey 952-1809-ND</text:p>
          </table:table-cell>
          <table:table-cell table:number-columns-repeated="1017"/>
        </table:table-row>
        <table:table-row table:style-name="ro2">
          <table:table-cell office:value-type="string">
            <text:p>J2</text:p>
          </table:table-cell>
          <table:table-cell office:value-type="string">
            <text:p>ANALOG</text:p>
          </table:table-cell>
          <table:table-cell office:value-type="string">
            <text:p>06-WAY SIL VERT SOCKET</text:p>
          </table:table-cell>
          <table:table-cell office:value-type="float" office:value="0.48">
            <text:p>0.48</text:p>
          </table:table-cell>
          <table:table-cell office:value-type="string">
            <text:p>DO NOT PLACE</text:p>
          </table:table-cell>
          <table:table-cell office:value-type="string">
            <text:p>Mouser 855-M20-7820646</text:p>
          </table:table-cell>
          <table:table-cell office:value-type="string">
            <text:p>DigiKey 952-1809-ND</text:p>
          </table:table-cell>
          <table:table-cell table:number-columns-repeated="1017"/>
        </table:table-row>
        <table:table-row table:style-name="ro2">
          <table:table-cell office:value-type="string">
            <text:p>J3</text:p>
          </table:table-cell>
          <table:table-cell office:value-type="string">
            <text:p>DIGITAL_0</text:p>
          </table:table-cell>
          <table:table-cell office:value-type="string">
            <text:p>SOCKET STRP .1 1X8</text:p>
          </table:table-cell>
          <table:table-cell office:value-type="float" office:value="0.55">
            <text:p>0.55</text:p>
          </table:table-cell>
          <table:table-cell office:value-type="string">
            <text:p>DO NOT PLACE</text:p>
          </table:table-cell>
          <table:table-cell office:value-type="string">
            <text:p>Mouser 855-M20-7820842</text:p>
          </table:table-cell>
          <table:table-cell office:value-type="string">
            <text:p>Digikey 952-1823-ND</text:p>
          </table:table-cell>
          <table:table-cell table:number-columns-repeated="1017"/>
        </table:table-row>
        <table:table-row table:style-name="ro2">
          <table:table-cell office:value-type="string">
            <text:p>J4</text:p>
          </table:table-cell>
          <table:table-cell office:value-type="string">
            <text:p>DIGITAL_1</text:p>
          </table:table-cell>
          <table:table-cell office:value-type="string">
            <text:p>SOCKET STRP .1 1X8</text:p>
          </table:table-cell>
          <table:table-cell office:value-type="float" office:value="0.55">
            <text:p>0.55</text:p>
          </table:table-cell>
          <table:table-cell office:value-type="string">
            <text:p>DO NOT PLACE</text:p>
          </table:table-cell>
          <table:table-cell office:value-type="string">
            <text:p>Mouser 855-M20-7820842</text:p>
          </table:table-cell>
          <table:table-cell office:value-type="string">
            <text:p>Digikey 952-1823-ND</text:p>
          </table:table-cell>
          <table:table-cell table:number-columns-repeated="1017"/>
        </table:table-row>
        <table:table-row table:style-name="ro1">
          <table:table-cell office:value-type="string">
            <text:p>P1</text:p>
          </table:table-cell>
          <table:table-cell office:value-type="string">
            <text:p>USB_2_MALE</text:p>
          </table:table-cell>
          <table:table-cell office:value-type="string">
            <text:p>CONN USB PCB M</text:p>
          </table:table-cell>
          <table:table-cell office:value-type="float" office:value="0">
            <text:p>0</text:p>
          </table:table-cell>
          <table:table-cell office:value-type="string">
            <text:p>DO NOT PLACE</text:p>
          </table:table-cell>
          <table:table-cell table:number-columns-repeated="1019"/>
        </table:table-row>
        <table:table-row table:style-name="ro2">
          <table:table-cell office:value-type="string">
            <text:p>P2</text:p>
          </table:table-cell>
          <table:table-cell office:value-type="string">
            <text:p>AVR-ISP-6A</text:p>
          </table:table-cell>
          <table:table-cell office:value-type="string">
            <text:p>CONN SPI AVR</text:p>
          </table:table-cell>
          <table:table-cell office:value-type="float" office:value="0.48">
            <text:p>0.48</text:p>
          </table:table-cell>
          <table:table-cell office:value-type="string">
            <text:p>DO NOT PLACE</text:p>
          </table:table-cell>
          <table:table-cell office:value-type="string">
            <text:p>Mouser 649-75869-131LF</text:p>
          </table:table-cell>
          <table:table-cell office:value-type="string">
            <text:p>Digikey 609-2845-ND</text:p>
          </table:table-cell>
          <table:table-cell table:number-columns-repeated="1017"/>
        </table:table-row>
        <table:table-row table:style-name="ro2">
          <table:table-cell office:value-type="string">
            <text:p>R7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7"/>
        </table:table-row>
        <table:table-row table:style-name="ro2">
          <table:table-cell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7"/>
        </table:table-row>
        <table:table-row table:style-name="ro2">
          <table:table-cell office:value-type="string">
            <text:p>R9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7"/>
        </table:table-row>
        <table:table-row table:style-name="ro2">
          <table:table-cell office:value-type="string">
            <text:p>R11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15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0R00V</text:p>
          </table:table-cell>
          <table:table-cell office:value-type="string">
            <text:p>Digikey P0.0GCT-ND</text:p>
          </table:table-cell>
          <table:table-cell table:number-columns-repeated="1017"/>
        </table:table-row>
        <table:table-row table:style-name="ro2">
          <table:table-cell office:value-type="string">
            <text:p>R16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7"/>
        </table:table-row>
        <table:table-row table:style-name="ro2">
          <table:table-cell office:value-type="string">
            <text:p>R17</text:p>
          </table:table-cell>
          <table:table-cell office:value-type="string">
            <text:p>5V</text:p>
          </table:table-cell>
          <table:table-cell office:value-type="string">
            <text:p>VRSTR ESD 0603 LO-CAP</text:p>
          </table:table-cell>
          <table:table-cell office:value-type="float" office:value="0.09">
            <text:p>0.09</text:p>
          </table:table-cell>
          <table:table-cell office:value-type="string">
            <text:p>DO NOT PLACE</text:p>
          </table:table-cell>
          <table:table-cell office:value-type="string">
            <text:p>Mouser 652-CG0603MLC-05E</text:p>
          </table:table-cell>
          <table:table-cell office:value-type="string">
            <text:p>Digi CG0603MLC-05ECT-ND</text:p>
          </table:table-cell>
          <table:table-cell table:number-columns-repeated="1017"/>
        </table:table-row>
        <table:table-row table:style-name="ro2">
          <table:table-cell office:value-type="string">
            <text:p>R18</text:p>
          </table:table-cell>
          <table:table-cell office:value-type="string">
            <text:p>5V</text:p>
          </table:table-cell>
          <table:table-cell office:value-type="string">
            <text:p>VRSTR ESD 0603 LO-CAP</text:p>
          </table:table-cell>
          <table:table-cell office:value-type="float" office:value="0.09">
            <text:p>0.09</text:p>
          </table:table-cell>
          <table:table-cell office:value-type="string">
            <text:p>DO NOT PLACE</text:p>
          </table:table-cell>
          <table:table-cell office:value-type="string">
            <text:p>Mouser 652-CG0603MLC-05E</text:p>
          </table:table-cell>
          <table:table-cell office:value-type="string">
            <text:p>Digi CG0603MLC-05ECT-ND</text:p>
          </table:table-cell>
          <table:table-cell table:number-columns-repeated="1017"/>
        </table:table-row>
        <table:table-row table:style-name="ro2">
          <table:table-cell office:value-type="string">
            <text:p>R19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7"/>
        </table:table-row>
        <table:table-row table:style-name="ro2">
          <table:table-cell office:value-type="string">
            <text:p>R20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7"/>
        </table:table-row>
        <table:table-row table:style-name="ro2">
          <table:table-cell office:value-type="string">
            <text:p>R21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0R00V </text:p>
          </table:table-cell>
          <table:table-cell office:value-type="string">
            <text:p>Digikey P0.0GCT-ND</text:p>
          </table:table-cell>
          <table:table-cell table:number-columns-repeated="1017"/>
        </table:table-row>
        <table:table-row table:style-name="ro2">
          <table:table-cell office:value-type="string">
            <text:p>S2</text:p>
          </table:table-cell>
          <table:table-cell office:value-type="string">
            <text:p>PF1</text:p>
          </table:table-cell>
          <table:table-cell office:value-type="string">
            <text:p>SW PB SMD N.O.</text:p>
          </table:table-cell>
          <table:table-cell office:value-type="float" office:value="0.25">
            <text:p>0.25</text:p>
          </table:table-cell>
          <table:table-cell office:value-type="string">
            <text:p>DO NOT PLACE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7"/>
        </table:table-row>
        <table:table-row table:style-name="ro2">
          <table:table-cell office:value-type="string">
            <text:p>S3</text:p>
          </table:table-cell>
          <table:table-cell office:value-type="string">
            <text:p>PF2</text:p>
          </table:table-cell>
          <table:table-cell office:value-type="string">
            <text:p>SW PB SMD N.O.</text:p>
          </table:table-cell>
          <table:table-cell office:value-type="float" office:value="0.25">
            <text:p>0.25</text:p>
          </table:table-cell>
          <table:table-cell office:value-type="string">
            <text:p>DO NOT PLACE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7"/>
        </table:table-row>
        <table:table-row table:style-name="ro1">
          <table:table-cell office:value-type="string">
            <text:p>TP1</text:p>
          </table:table-cell>
          <table:table-cell office:value-type="string">
            <text:p>USB_D-</text:p>
          </table:table-cell>
          <table:table-cell office:value-type="string">
            <text:p>TEST POINT</text:p>
          </table:table-cell>
          <table:table-cell office:value-type="float" office:value="0">
            <text:p>0</text:p>
          </table:table-cell>
          <table:table-cell office:value-type="string">
            <text:p>DO NOT PLACE</text:p>
          </table:table-cell>
          <table:table-cell table:number-columns-repeated="1019"/>
        </table:table-row>
        <table:table-row table:style-name="ro1">
          <table:table-cell office:value-type="string">
            <text:p>TP2</text:p>
          </table:table-cell>
          <table:table-cell office:value-type="string">
            <text:p>USB_D+</text:p>
          </table:table-cell>
          <table:table-cell office:value-type="string">
            <text:p>TEST POINT</text:p>
          </table:table-cell>
          <table:table-cell office:value-type="float" office:value="0">
            <text:p>0</text:p>
          </table:table-cell>
          <table:table-cell office:value-type="string">
            <text:p>DO NOT PLACE</text:p>
          </table:table-cell>
          <table:table-cell table:number-columns-repeated="1019"/>
        </table:table-row>
        <table:table-row table:style-name="ro1">
          <table:table-cell office:value-type="string">
            <text:p>TP3</text:p>
          </table:table-cell>
          <table:table-cell office:value-type="string">
            <text:p>SER_RXD</text:p>
          </table:table-cell>
          <table:table-cell office:value-type="string">
            <text:p>TEST POINT</text:p>
          </table:table-cell>
          <table:table-cell office:value-type="float" office:value="0">
            <text:p>0</text:p>
          </table:table-cell>
          <table:table-cell office:value-type="string">
            <text:p>DO NOT PLACE</text:p>
          </table:table-cell>
          <table:table-cell table:number-columns-repeated="1019"/>
        </table:table-row>
        <table:table-row table:style-name="ro1">
          <table:table-cell office:value-type="string">
            <text:p>TP4</text:p>
          </table:table-cell>
          <table:table-cell office:value-type="string">
            <text:p>SER_TXD</text:p>
          </table:table-cell>
          <table:table-cell office:value-type="string">
            <text:p>TEST POINT</text:p>
          </table:table-cell>
          <table:table-cell office:value-type="float" office:value="0">
            <text:p>0</text:p>
          </table:table-cell>
          <table:table-cell office:value-type="string">
            <text:p>DO NOT PLACE</text:p>
          </table:table-cell>
          <table:table-cell table:number-columns-repeated="1019"/>
        </table:table-row>
        <table:table-row table:style-name="ro2">
          <table:table-cell office:value-type="string">
            <text:p>U2</text:p>
          </table:table-cell>
          <table:table-cell office:value-type="string">
            <text:p>LP2985-33</text:p>
          </table:table-cell>
          <table:table-cell office:value-type="string">
            <text:p>IC REG 3.3V LDO SOT5</text:p>
          </table:table-cell>
          <table:table-cell office:value-type="float" office:value="0.36">
            <text:p>0.36</text:p>
          </table:table-cell>
          <table:table-cell office:value-type="string">
            <text:p>DO <text:s/>NOT PLACE</text:p>
          </table:table-cell>
          <table:table-cell office:value-type="string">
            <text:p>Mouser 595-LP2985-33DBVR</text:p>
          </table:table-cell>
          <table:table-cell office:value-type="string">
            <text:p>Digi 296-18476-1-N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3</text:p>
          </table:table-cell>
          <table:table-cell table:style-name="ce3" office:value-type="string">
            <text:p>ANTENNA</text:p>
          </table:table-cell>
          <table:table-cell table:style-name="ce3" office:value-type="string">
            <text:p>DIPOLE_FOLDED</text:p>
          </table:table-cell>
          <table:table-cell table:style-name="ce13" office:value-type="float" office:value="0">
            <text:p>0</text:p>
          </table:table-cell>
          <table:table-cell table:style-name="ce23" office:value-type="string">
            <text:p>DO NOT PLAC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>
            <text:p>TOTAL DO NOT PLACE/UNUSED**</text:p>
          </table:table-cell>
          <table:table-cell table:style-name="ce19" table:formula="of:=SUM([.D78:.D109])" office:value-type="float" office:value="4.2384">
            <text:p>4.23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 table:number-columns-repeated="2"/>
          <table:table-cell table:style-name="ce8" office:value-type="string">
            <text:p>GRAND TOTAL DEFAULT CONFIG.</text:p>
          </table:table-cell>
          <table:table-cell table:style-name="ce20" table:formula="of:=SUM([.D69];[.D75])" office:value-type="float" office:value="12.9122">
            <text:p>12.9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>
            <text:p>BACKWARD COMPAT CONFIG</text:p>
          </table:table-cell>
          <table:table-cell table:style-name="ce21" table:formula="of:=SUM([.D111];[.D113])" office:value-type="float" office:value="17.1506">
            <text:p>17.151</text:p>
          </table:table-cell>
          <table:table-cell table:style-name="ce24"/>
          <table:table-cell table:style-name="ce22" office:value-type="string">
            <text:p>**NOTE: Arduino compatibility features are incomplete at this time.</text:p>
          </table:table-cell>
          <table:table-cell table:number-columns-repeated="1018"/>
        </table:table-row>
        <table:table-row table:style-name="ro1" table:number-rows-repeated="1048458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5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/00/0000</text:date>, <text:time style:data-style-name="N2" text:time-value="0000-00-00T21:44:3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1</meta:generator>
    <dc:date>2013-02-10T21:47:05</dc:date>
    <meta:editing-duration>PT9M19S</meta:editing-duration>
    <meta:editing-cycles>8</meta:editing-cycles>
    <meta:document-statistic meta:table-count="1" meta:cell-count="715" meta:object-count="0"/>
  </office:meta>
</office:document-meta>
</file>